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2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2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Default.xml</text:span><text:span text:style-name="T13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3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4">Build </text:span><text:span text:style-name="T12">'Release Test'</text:span><text:span text:style-name="T13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5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11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6">&gt; e.g. "</text:span><text:span text:style-name="T10">2003-2019 Matthias Kläy</text:span><text:span text:style-name="T6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11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Open </text:span><text:span text:style-name="T16"><text:a xlink:href="file:///C: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DejaVu Info" from installed </text:span><text:span text:style-name="T16"><text:a xlink:href="file:///C:/Program%20Files/YAT" xlink:type="simple">C:\Program Files\YAT</text:a></text:span><text:span text:style-name="T1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netrtfwriter Info" from installed </text:span><text:span text:style-name="T16"><text:a xlink:href="file:///C: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1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7])" office:value-type="time" office:time-value="PT03H45M00S" calcext:value-type="time">
            <text:p>03:45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7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7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7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7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7]; COUNTA([.C$68:.C68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7]; COUNTA([.C$68:.C69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1])+[.G72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3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4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5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6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8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79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80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82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83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<text:span text:style-name="T4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2]; COUNTA([.C$73:.C85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2]; COUNTA([.C$73:.C87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2]; COUNTA([.C$73:.C89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09:10:37.9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5H50M43S</meta:editing-duration>
    <meta:editing-cycles>442</meta:editing-cycles>
    <meta:generator>LibreOffice/6.1.5.2$Windows_X86_64 LibreOffice_project/90f8dcf33c87b3705e78202e3df5142b201bd805</meta:generator>
    <meta:initial-creator>Matthias Kläy</meta:initial-creator>
    <dc:date>2019-10-05T10:40:38.645000000</dc:date>
    <meta:print-date>2019-08-15T21:30:34.524000000</meta:print-date>
    <meta:document-statistic meta:table-count="9" meta:cell-count="1416" meta:object-count="0"/>
  </office:meta>
</office:document-meta>
</file>